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onet Authentication and Encryption v0</text:p>
      <text:p text:style-name="Subtitle">Authors: Lenny Maiorani and Brian Marshall<text:line-break/>16 April 2009</text:p>
      <text:h text:style-name="Heading_20_1" text:outline-level="1">Abstract</text:h>
      <text:p text:style-name="Text_20_body">Bionet provides peer-to-peer hardware access and control over an IP network. The data in the network may have varying levels of security requirements. The requirements may be dictated by the network administrator or possibly government regulations. Authentication is needed to ensure data can be trusted, and as a trusted input to furture authorization. </text:p>
      <text:h text:style-name="Heading_20_1" text:outline-level="1">Threat Model</text:h>
      <text:p text:style-name="Text_20_body">There are numerous possible threats to the data within Bionet networks. A subset of these threats are addressed in this document: identity spoofing and masquerading, and eavesdropping.</text:p>
      <text:h text:style-name="Heading_20_2" text:outline-level="2">Identity Spoofing and Masquerading</text:h>
      <text:p text:style-name="Text_20_body">Bionet HABs and Bionet Clients need to ensure the other Bionet entity they are communicating with is really the correct entity. </text:p>
      <text:p text:style-name="Text_20_body"><text:span text:style-name="T1">Example</text:span>: Telemetry data from a satellite will affect further commands sent to that satellite, so the data must be authenticated as from that satellite, and not from a false rogue HAB impersonating the satellite.</text:p>
      <text:h text:style-name="Heading_20_2" text:outline-level="2">Eavesdropping</text:h>
      <text:p text:style-name="Text_20_body">Private or sensitive data may be transmit over Bionet. This data should not be visible to all parties on the network during transit. Only the intended recipients should be allowed to view the data.</text:p>
      <text:p text:style-name="Text_20_body"><text:span text:style-name="T1">Example</text:span>: Astronaut biometrics are protected by HIPAA regulations and must be encrypted to prevent network sniffing of the data.</text:p>
      <text:h text:style-name="Heading_20_1" text:outline-level="1">Design Requirements</text:h>
      <text:p text:style-name="Text_20_body">Bionet is a peer-to-peer ad-hoc network. Bionet HAB and Bionet Client entities join and leave the network making it a rather loosely connected network. Since there are no “always-on” entities, authentication needs to work well in a distributed and/or disconnected manner. Authentication should use accepted open standards for future network integration.</text:p>
      <text:h text:style-name="Heading_20_2" text:outline-level="2">Future Requirements</text:h>
      <text:p text:style-name="Text_20_body">Without describing the entire Bionet Threat Model, it is certain other aspects of security need to be addressed: authorization, removal of authentication (revocation), etc... This proposal takes into account the need for additions to the security of Bionet past authorization and attempts to choose a flexible and extensible architecture.</text:p>
      <text:h text:style-name="Heading_20_1" text:outline-level="1"><text:soft-page-break/>Design Proposal</text:h>
      <text:p text:style-name="Text_20_body">Bionet will use PKI (Public Key Infrastructure) for authentication and encryption with hierarchically managed trusts to allow peer-to-peer authentication without need for communication to a well-connected authentication server. Advantages of PKI over other authentication systems include offline authentication after initial setup, strong/configurable keys, accepted standard, and federated configuration management.</text:p>
      <text:h text:style-name="Heading_20_2" text:outline-level="2">Identity Verification</text:h>
      <text:p text:style-name="Text_20_body">Identity verification of Bionet entities (HABs and Clients) shall be done via X.509 Public Key Certificates (PKCs) [RFC 3280]. Each Bionet entity shall be initialized with a list of trusted Certificate Authorities (CAs) and a PKC. </text:p>
      <text:p text:style-name="Text_20_body">Bionet entities shall trust the authenticity of certificates signed by a trusted CA. Each PKC shall contain an expiration date determined by the security policy, including infinite expiration.</text:p>
      <text:p text:style-name="Text_20_body">For this revision, the CA list and PKC shall be pre-placed and static. Discussions for key distribution, key revocation, and CA list changes can occur later. PKI has previsions for implementing these features.</text:p>
      <text:h text:style-name="Heading_20_2" text:outline-level="2">Certificate Hierarchy</text:h>
      <text:p text:style-name="Text_20_body">PKI allows arbitrary depth of certificate verification chains. The actual depth shall be chosen by the Bionet network administrator's security policy.</text:p>
      <text:p text:style-name="Text_20_body">In its simplest form, there is one CA that acts as the PKC signing authority, and has a maximum chain-length of 1. All nodes trust this CA. Management is easy, but it is also the single point of failure. If the single CA is compromised, then the entire system is compromised.</text:p>
      <text:p text:style-name="Text_20_body">In a more complex policy, there may be several top-level CAs with a maximum signing depth of 4. These CAs sign surrogate CAs for each CA creation and sign other surrogate CAs for PKC signing of the Bionet entities. Surrogate CAs may be a hierarchy for business purposes. For example, each contractor's Bionet entities may be signed by a contractor-specific CA. In this configuration, the nodes will trust only the top-level CAs, which are kept offline. Alternately, the system can be composed of many independent trees, where the root of each tree is trusted by the nodes that trust those trees.</text:p>
      <text:p text:style-name="Text_20_body">The actual certificate hierarchy chosen will need to be reviewed by the Bionet network administrator to minimize any security risk.</text:p>
      <text:h text:style-name="Heading_20_1" text:outline-level="1">Design Limitations and Considerations</text:h>
      <text:p text:style-name="Text_20_body">There are several limitations to this proposal: public key cryptography, network bootstrapping, and mulitcast.</text:p>
      <text:h text:style-name="Heading_20_2" text:outline-level="2">Public Key Cryptography</text:h>
      <text:p text:style-name="Text_20_body">This proposal requires that all Bionet entities requiring security perform public key cryptography. This operation is computationally expensive. We shall naively assume that the required overhead can be handled by all devices. Devices which are computationally limited may also be allowed to use weaker keys which require dramatically less computational resources.</text:p>
      <text:h text:style-name="Heading_20_2" text:outline-level="2"><text:soft-page-break/>Network Bootstrapping</text:h>
      <text:p text:style-name="Text_20_body">Initializing the Bionet entities for security requires coordination. Before security is enabled it must be given a PKC and list of trusted CA's. This can be done manually, by generating a keypair, and copying it to the node's persistent storage, or by a slightly automated procedure where the entity generates it's own keypair, and sends its Certificate Signing Request (CSR) to a CA for signing, which must be authorized by a human.</text:p>
      <text:h text:style-name="Heading_20_2" text:outline-level="2">Multicast</text:h>
      <text:p text:style-name="Text_20_body">This proposal is for unicast connections only. For a multicast Bionet implementation this plan must be revisited.</text:p>
      <text:h text:style-name="Heading_20_1" text:outline-level="1">Other Technologies</text:h>
      <text:p text:style-name="Text_20_body">Prior to designing this proposal several alternative technologies were investigated. Each one had at least one limitation which removes it from the list of acceptable options for Bionet.</text:p>
      <text:h text:style-name="Heading_20_2" text:outline-level="2">CorSSO <text:a xlink:type="simple" xlink:href="https://www.cs.cornell.edu/People/egs/corsso/">https://www.cs.cornell.edu/People/egs/corsso/</text:a></text:h>
      <text:p text:style-name="Text_20_body">Requires peers to be in a well-connected network.</text:p>
      <text:h text:style-name="Heading_20_2" text:outline-level="2">Globus <text:a xlink:type="simple" xlink:href="http://www.globus.org/">http://www.globus.org/</text:a></text:h>
      <text:p text:style-name="Text_20_body">Cumbersome superset of PKI/OpenSSL.</text:p>
      <text:h text:style-name="Heading_20_2" text:outline-level="2">Kerberos <text:a xlink:type="simple" xlink:href="http://web.mit.edu/kerberos/www/">http://web.mit.edu/kerberos/www/</text:a></text:h>
      <text:p text:style-name="Text_20_body">Requires time synchronization and connection to Key Distribution Center.</text:p>
      <text:h text:style-name="Heading_20_2" text:outline-level="2">JOSSO/.NET <text:a xlink:type="simple" xlink:href="http://www.josso.org/">http://www.josso.org/</text:a></text:h>
      <text:p text:style-name="Text_20_body">Requires Java or C# and connection to authentication server, client, and server.</text:p>
      <text:h text:style-name="Heading_20_2" text:outline-level="2">SPKI/SDSI</text:h>
      <text:p text:style-name="Text_20_body">Dead and abandoned in 2003. Subset of X.509 capabilities.</text:p>
      <text:h text:style-name="Heading_20_2" text:outline-level="2">Shared Keys</text:h>
      <text:p text:style-name="Text_20_body">Cumbersome key management when adding authorization.</text:p>
      <text:h text:style-name="Heading_20_2" text:outline-level="2">SSH</text:h>
      <text:p text:style-name="Text_20_body">Cumbersome key management and no group authentication.</text:p>
      <text:h text:style-name="Heading_20_1" text:outline-level="1">Design Details</text:h>
      <text:p text:style-name="Text_20_body">Each CA and each Bionet entity shall have a directory containing several configuration files and Bionet entities shall have new command line arguments.</text:p>
      <text:h text:style-name="Heading_20_2" text:outline-level="2"><text:soft-page-break/>Certificate Authority Details</text:h>
      <text:p text:style-name="Text_20_body">Each CA needs to have the following items:</text:p>
      <text:list xml:id="list885022058" text:style-name="L1">
        <text:list-item>
          <text:p text:style-name="P1">CA Private Key</text:p>
        </text:list-item>
        <text:list-item>
          <text:p text:style-name="P1">CA Certificate/Public Key</text:p>
        </text:list-item>
        <text:list-item>
          <text:p text:style-name="P1">CA Database</text:p>
        </text:list-item>
        <text:list-item>
          <text:p text:style-name="P1">CA Server Configuration</text:p>
        </text:list-item>
      </text:list>
      <text:h text:style-name="Heading_20_2" text:outline-level="2">Bionet Entity Details</text:h>
      <text:p text:style-name="Text_20_body">Each Bionet entity needs to have the following items:</text:p>
      <text:list xml:id="list1631458173" text:style-name="L2">
        <text:list-item>
          <text:p text:style-name="P2">Private Key</text:p>
        </text:list-item>
        <text:list-item>
          <text:p text:style-name="P2">Certificate/Public Key</text:p>
        </text:list-item>
        <text:list-item>
          <text:p text:style-name="P2">List of trusted CA Signatures</text:p>
        </text:list-item>
        <text:list-item>
          <text:p text:style-name="P2">Security Policy Configuration</text:p>
        </text:list-item>
      </text:list>
      <text:p text:style-name="Text_20_body"/>
      <text:p text:style-name="Text_20_body">New command line options:</text:p>
      <text:p text:style-name="Preformatted_20_Text">[--security-dir=&lt;DIR&gt; [--require-security]]</text:p>
      <text:p text:style-name="Text_20_body">The “security directory” is the directory containing they keys, signatures, and configuration. If only the “--security-dir” option is given then Bionet will attempt to establish a secure connection, but fallback to unsecured if the secure connection establishment fails. By adding the “--require-security” option, if the secure connection establishment fails then no connection is establish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nny Maiorani</meta:initial-creator>
    <meta:creation-date>2009-04-16T08:42:15</meta:creation-date>
    <dc:date>2009-04-16T12:48:25</dc:date>
    <dc:creator>Lenny Maiorani</dc:creator>
    <meta:editing-duration>PT01H06M03S</meta:editing-duration>
    <meta:editing-cycles>5</meta:editing-cycles>
    <meta:generator>OpenOffice.org/3.0$Unix OpenOffice.org_project/300m15$Build-9379</meta:generator>
    <meta:document-statistic meta:table-count="0" meta:image-count="0" meta:object-count="0" meta:page-count="4" meta:paragraph-count="68" meta:word-count="1067" meta:character-count="7181"/>
    <meta:user-defined meta:name="Info 1"/>
    <meta:user-defined meta:name="Info 2"/>
    <meta:user-defined meta:name="Info 3"/>
    <meta:user-defined meta:name="Info 4"/>
  </office:meta>
</office:document-meta>
</file>